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cm"/>
      <style:text-properties fo:font-size="11pt" style:font-size-asian="11pt"/>
    </style:style>
    <style:style style:name="P2" style:family="paragraph" style:parent-style-name="Standard">
      <style:paragraph-properties fo:line-height="0.561cm"/>
      <style:text-properties style:font-name="Times New Roman" fo:font-size="12pt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566cm"/>
      <style:text-properties style:font-name="Times New Roman" fo:font-size="12pt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092cm"/>
      <style:text-properties style:font-name="Times New Roman" fo:font-size="12pt" style:font-name-asian="Times New Roman" style:font-size-asian="12pt" style:font-name-complex="Times New Roman"/>
    </style:style>
    <style:style style:name="P5" style:family="paragraph" style:parent-style-name="Standard">
      <style:paragraph-properties fo:line-height="0.556cm"/>
      <style:text-properties style:font-name="Times New Roman" fo:font-size="12pt" style:font-name-asian="Times New Roman" style:font-size-asian="12pt" style:font-name-complex="Times New Roman"/>
    </style:style>
    <style:style style:name="P6" style:family="paragraph" style:parent-style-name="Standard">
      <style:paragraph-properties fo:line-height="0.09cm"/>
      <style:text-properties style:font-name="Times New Roman" fo:font-size="12pt" style:font-name-asian="Times New Roman" style:font-size-asian="12pt" style:font-name-complex="Times New Roman"/>
    </style:style>
    <style:style style:name="P7" style:family="paragraph" style:parent-style-name="Standard">
      <style:paragraph-properties fo:line-height="0.097cm"/>
      <style:text-properties style:font-name="Times New Roman" fo:font-size="12pt" style:font-name-asian="Times New Roman" style:font-size-asian="12pt" style:font-name-complex="Times New Roman"/>
    </style:style>
    <style:style style:name="P8" style:family="paragraph" style:parent-style-name="Standard">
      <style:paragraph-properties fo:line-height="0.004cm"/>
      <style:text-properties style:font-name="Times New Roman" fo:font-size="12pt" style:font-name-asian="Times New Roman" style:font-size-asian="12pt" style:font-name-complex="Times New Roman"/>
    </style:style>
    <style:style style:name="P9" style:family="paragraph" style:parent-style-name="Standard">
      <style:paragraph-properties fo:line-height="0.088cm"/>
      <style:text-properties style:font-name="Times New Roman" fo:font-size="12pt" style:font-name-asian="Times New Roman" style:font-size-asian="12pt" style:font-name-complex="Times New Roman"/>
    </style:style>
    <style:style style:name="P10" style:family="paragraph" style:parent-style-name="Standard">
      <style:paragraph-properties fo:line-height="0.564cm"/>
      <style:text-properties style:font-name="Times New Roman" fo:font-size="12pt" style:font-name-asian="Times New Roman" style:font-size-asian="12pt" style:font-name-complex="Times New Roman"/>
    </style:style>
    <style:style style:name="P11" style:family="paragraph" style:parent-style-name="Standard">
      <style:paragraph-properties fo:line-height="0.086cm"/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line-height="0.476cm"/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line-height="0.471cm"/>
      <style:text-properties style:font-name="Times New Roman" style:font-name-asian="Times New Roman" style:font-name-complex="Times New Roman"/>
    </style:style>
    <style:style style:name="P14" style:family="paragraph" style:parent-style-name="Standard">
      <style:paragraph-properties fo:line-height="0.002cm"/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line-height="0.474cm"/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line-height="0.353cm"/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line-height="0.365cm"/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line-height="0.473cm"/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line-height="0.004cm"/>
      <style:text-properties style:font-name="Times New Roman" style:font-name-asian="Times New Roman" style:font-name-complex="Times New Roman"/>
    </style:style>
    <style:style style:name="P20" style:family="paragraph" style:parent-style-name="Standard">
      <style:paragraph-properties fo:line-height="0.083cm"/>
      <style:text-properties style:font-name="Times New Roman" style:font-name-asian="Times New Roman" style:font-name-complex="Times New Roman"/>
    </style:style>
    <style:style style:name="P21" style:family="paragraph" style:parent-style-name="Standard">
      <style:paragraph-properties fo:line-height="0.023cm"/>
      <style:text-properties style:font-name="Times New Roman" style:font-name-asian="Times New Roman" style:font-name-complex="Times New Roman"/>
    </style:style>
    <style:style style:name="P22" style:family="paragraph" style:parent-style-name="Standard">
      <style:paragraph-properties fo:line-height="0.005cm"/>
      <style:text-properties style:font-name="Times New Roman" style:font-name-asian="Times New Roman" style:font-name-complex="Times New Roman"/>
    </style:style>
    <style:style style:name="P23" style:family="paragraph" style:parent-style-name="Standard">
      <style:paragraph-properties fo:line-height="0.021cm"/>
      <style:text-properties style:font-name="Times New Roman" style:font-name-asian="Times New Roman" style:font-name-complex="Times New Roman"/>
    </style:style>
    <style:style style:name="P24" style:family="paragraph" style:parent-style-name="Standard">
      <style:paragraph-properties fo:line-height="0.596cm"/>
      <style:text-properties style:font-name="Times New Roman" style:font-name-asian="Times New Roman" style:font-name-complex="Times New Roman"/>
    </style:style>
    <style:style style:name="P25" style:family="paragraph" style:parent-style-name="Standard">
      <style:paragraph-properties fo:line-height="0.591cm"/>
      <style:text-properties style:font-name="Times New Roman" style:font-name-asian="Times New Roman" style:font-name-complex="Times New Roman"/>
    </style:style>
    <style:style style:name="P26" style:family="paragraph" style:parent-style-name="Standard">
      <style:paragraph-properties fo:line-height="0.478cm"/>
      <style:text-properties style:font-name="Times New Roman" style:font-name-asian="Times New Roman" style:font-name-complex="Times New Roman"/>
    </style:style>
    <style:style style:name="P27" style:family="paragraph" style:parent-style-name="Standard">
      <style:paragraph-properties fo:line-height="93%" fo:text-align="justify" style:justify-single-word="false"/>
    </style:style>
    <style:style style:name="P28" style:family="paragraph" style:parent-style-name="Standard">
      <style:paragraph-properties fo:margin-left="1.235cm" fo:margin-right="0cm" style:line-height-at-least="0cm" fo:text-indent="0cm" style:auto-text-indent="false"/>
      <style:text-properties fo:font-size="11pt" style:font-size-asian="11pt"/>
    </style:style>
    <style:style style:name="P29" style:family="paragraph" style:parent-style-name="Standard">
      <style:paragraph-properties fo:margin-left="1.235cm" fo:margin-right="0cm" fo:line-height="99%" fo:text-indent="0cm" style:auto-text-indent="false"/>
      <style:text-properties fo:font-size="11pt" style:font-size-asian="11pt"/>
    </style:style>
    <style:style style:name="P30" style:family="paragraph" style:parent-style-name="Standard">
      <style:paragraph-properties fo:margin-left="1.235cm" fo:margin-right="0cm" style:line-height-at-least="0cm" fo:text-indent="0cm" style:auto-text-indent="false"/>
    </style:style>
    <style:style style:name="P31" style:family="paragraph" style:parent-style-name="Standard">
      <style:paragraph-properties fo:margin-left="1.235cm" fo:margin-right="0cm" fo:line-height="99%" fo:text-indent="0cm" style:auto-text-indent="false"/>
    </style:style>
    <style:style style:name="P32" style:family="paragraph" style:parent-style-name="Standard">
      <style:paragraph-properties fo:margin-left="1.235cm" fo:margin-right="0cm" style:line-height-at-least="0cm" fo:text-indent="0cm" style:auto-text-indent="false"/>
      <style:text-properties fo:font-size="10.5pt" style:font-size-asian="10.5pt"/>
    </style:style>
    <style:style style:name="P33" style:family="paragraph" style:parent-style-name="Standard" style:master-page-name="Konwertuj_20_6">
      <style:paragraph-properties fo:margin-left="1.235cm" fo:margin-right="0cm" style:line-height-at-least="0cm" fo:text-indent="0cm" style:auto-text-indent="false" style:page-number="auto"/>
      <style:text-properties fo:font-size="11pt" style:font-size-asian="11pt"/>
    </style:style>
    <style:style style:name="P34" style:family="paragraph" style:parent-style-name="Standard">
      <style:paragraph-properties fo:margin-left="0cm" fo:margin-right="0.388cm" fo:line-height="93%" fo:text-align="justify" style:justify-single-word="false" fo:text-indent="1.249cm" style:auto-text-indent="false"/>
    </style:style>
    <style:style style:name="P35" style:family="paragraph" style:parent-style-name="Standard">
      <style:paragraph-properties fo:margin-left="0cm" fo:margin-right="0.988cm" fo:line-height="93%" fo:text-indent="0cm" style:auto-text-indent="false"/>
    </style:style>
    <style:style style:name="P36" style:family="paragraph" style:parent-style-name="Standard">
      <style:paragraph-properties fo:margin-left="0cm" fo:margin-right="0.071cm" fo:line-height="101%" fo:text-indent="0cm" style:auto-text-indent="false"/>
    </style:style>
    <style:style style:name="P37" style:family="paragraph" style:parent-style-name="Standard">
      <style:paragraph-properties fo:margin-left="0cm" fo:margin-right="0.071cm" fo:line-height="93%" fo:text-indent="0cm" style:auto-text-indent="false"/>
    </style:style>
    <style:style style:name="P38" style:family="paragraph" style:parent-style-name="Standard">
      <style:paragraph-properties fo:margin-left="0cm" fo:margin-right="0.035cm" fo:line-height="93%" fo:text-indent="0cm" style:auto-text-indent="false"/>
    </style:style>
    <style:style style:name="P39" style:family="paragraph" style:parent-style-name="Standard">
      <style:paragraph-properties fo:margin-left="0cm" fo:margin-right="0.141cm" fo:line-height="95%" fo:text-indent="0cm" style:auto-text-indent="false"/>
    </style:style>
    <style:style style:name="P40" style:family="paragraph" style:parent-style-name="Standard">
      <style:paragraph-properties fo:margin-left="0cm" fo:margin-right="0.176cm" fo:line-height="90%" fo:text-indent="0cm" style:auto-text-indent="false"/>
      <style:text-properties fo:font-size="11pt" style:font-size-asian="11pt"/>
    </style:style>
    <style:style style:name="P41" style:family="paragraph" style:parent-style-name="Standard">
      <style:paragraph-properties fo:margin-left="0cm" fo:margin-right="0.212cm" fo:line-height="93%" fo:text-indent="0cm" style:auto-text-indent="false"/>
    </style:style>
    <style:style style:name="P42" style:family="paragraph" style:parent-style-name="Standard">
      <style:paragraph-properties fo:margin-left="0cm" fo:margin-right="1.729cm" fo:line-height="90%" fo:text-indent="0cm" style:auto-text-indent="false"/>
      <style:text-properties fo:font-size="11pt" style:font-size-asian="11pt"/>
    </style:style>
    <style:style style:name="P43" style:family="paragraph" style:parent-style-name="Standard" style:master-page-name="Konwertuj_20_1">
      <style:paragraph-properties style:line-height-at-least="0cm" style:page-number="auto"/>
      <style:text-properties fo:font-size="11pt" style:font-size-asian="11pt"/>
    </style:style>
    <style:style style:name="P44" style:family="paragraph" style:parent-style-name="Standard">
      <style:paragraph-properties fo:margin-left="0cm" fo:margin-right="0.258cm" fo:line-height="95%" fo:text-indent="1.249cm" style:auto-text-indent="false"/>
    </style:style>
    <style:style style:name="P45" style:family="paragraph" style:parent-style-name="Standard">
      <style:paragraph-properties fo:margin-left="0cm" fo:margin-right="0.258cm" fo:line-height="90%" fo:text-indent="1.249cm" style:auto-text-indent="false"/>
    </style:style>
    <style:style style:name="P46" style:family="paragraph" style:parent-style-name="Standard">
      <style:paragraph-properties fo:margin-left="1.235cm" fo:margin-right="1.88cm" fo:line-height="90%" fo:text-indent="0cm" style:auto-text-indent="false"/>
    </style:style>
    <style:style style:name="P47" style:family="paragraph" style:parent-style-name="Standard">
      <style:paragraph-properties fo:margin-left="0cm" fo:margin-right="0.293cm" fo:line-height="90%" fo:text-indent="1.249cm" style:auto-text-indent="false"/>
    </style:style>
    <style:style style:name="P48" style:family="paragraph" style:parent-style-name="Standard">
      <style:paragraph-properties fo:margin-left="2.505cm" fo:margin-right="0cm" style:line-height-at-least="0cm" fo:text-indent="0cm" style:auto-text-indent="false"/>
    </style:style>
    <style:style style:name="P49" style:family="paragraph" style:parent-style-name="Standard">
      <style:paragraph-properties fo:margin-left="0cm" fo:margin-right="0.152cm" fo:line-height="90%" fo:text-indent="1.249cm" style:auto-text-indent="false"/>
    </style:style>
    <style:style style:name="P50" style:family="paragraph" style:parent-style-name="Standard" style:master-page-name="Konwertuj_20_2">
      <style:paragraph-properties style:line-height-at-least="0cm" style:page-number="auto"/>
      <style:text-properties fo:font-size="11pt" style:font-size-asian="11pt"/>
    </style:style>
    <style:style style:name="P51" style:family="paragraph" style:parent-style-name="Standard">
      <style:paragraph-properties fo:margin-left="0cm" fo:margin-right="0.187cm" fo:line-height="90%" fo:text-indent="1.249cm" style:auto-text-indent="false"/>
      <style:text-properties fo:font-size="11pt" style:font-size-asian="11pt"/>
    </style:style>
    <style:style style:name="P52" style:family="paragraph" style:parent-style-name="Standard">
      <style:paragraph-properties fo:margin-left="0cm" fo:margin-right="0.575cm" fo:line-height="95%" fo:text-indent="1.249cm" style:auto-text-indent="false"/>
    </style:style>
    <style:style style:name="P53" style:family="paragraph" style:parent-style-name="Standard">
      <style:paragraph-properties fo:margin-left="0cm" fo:margin-right="0.575cm" fo:line-height="90%" fo:text-indent="1.249cm" style:auto-text-indent="false"/>
    </style:style>
    <style:style style:name="P54" style:family="paragraph" style:parent-style-name="Standard">
      <style:paragraph-properties fo:margin-left="1.235cm" fo:margin-right="0.716cm" fo:line-height="90%" fo:text-indent="0cm" style:auto-text-indent="false"/>
    </style:style>
    <style:style style:name="P55" style:family="paragraph" style:parent-style-name="Standard">
      <style:paragraph-properties fo:margin-left="1.235cm" fo:margin-right="5.796cm" fo:line-height="93%" fo:text-indent="0cm" style:auto-text-indent="false"/>
      <style:text-properties fo:font-size="11pt" style:font-size-asian="11pt"/>
    </style:style>
    <style:style style:name="P56" style:family="paragraph" style:parent-style-name="Standard" style:master-page-name="Konwertuj_20_3">
      <style:paragraph-properties style:line-height-at-least="0cm" style:page-number="auto"/>
      <style:text-properties fo:font-size="11pt" style:font-size-asian="11pt"/>
    </style:style>
    <style:style style:name="P57" style:family="paragraph" style:parent-style-name="Standard">
      <style:paragraph-properties fo:margin-left="0cm" fo:margin-right="2.127cm" fo:line-height="90%" fo:text-indent="1.249cm" style:auto-text-indent="false"/>
      <style:text-properties fo:font-size="11pt" style:font-size-asian="11pt"/>
    </style:style>
    <style:style style:name="P58" style:family="paragraph" style:parent-style-name="Standard" style:master-page-name="Konwertuj_20_4">
      <style:paragraph-properties style:line-height-at-least="0cm" style:page-number="auto"/>
      <style:text-properties fo:font-size="11pt" style:font-size-asian="11pt"/>
    </style:style>
    <style:style style:name="P59" style:family="paragraph" style:parent-style-name="Standard">
      <style:paragraph-properties fo:margin-left="1.235cm" fo:margin-right="1.598cm" fo:line-height="90%" fo:text-indent="0cm" style:auto-text-indent="false"/>
      <style:text-properties fo:font-size="11pt" style:font-size-asian="11pt"/>
    </style:style>
    <style:style style:name="P60" style:family="paragraph" style:parent-style-name="Standard">
      <style:paragraph-properties fo:margin-left="2.505cm" fo:margin-right="3.856cm" fo:line-height="90%" fo:text-indent="-1.247cm" style:auto-text-indent="false"/>
    </style:style>
    <style:style style:name="P61" style:family="paragraph" style:parent-style-name="Standard">
      <style:paragraph-properties fo:margin-left="1.235cm" fo:margin-right="1.457cm" fo:line-height="93%" fo:text-indent="0cm" style:auto-text-indent="false"/>
    </style:style>
    <style:style style:name="P62" style:family="paragraph" style:parent-style-name="Standard">
      <style:paragraph-properties fo:margin-left="0cm" fo:margin-right="0.998cm" fo:line-height="90%" fo:text-indent="1.249cm" style:auto-text-indent="false"/>
      <style:text-properties fo:font-size="11pt" style:font-size-asian="11pt"/>
    </style:style>
    <style:style style:name="P63" style:family="paragraph" style:parent-style-name="Standard" style:master-page-name="Konwertuj_20_5">
      <style:paragraph-properties style:line-height-at-least="0cm" style:page-number="auto"/>
    </style:style>
    <style:style style:name="P64" style:family="paragraph" style:parent-style-name="Standard">
      <style:paragraph-properties fo:margin-left="2.505cm" fo:margin-right="6.678cm" fo:line-height="90%" fo:text-indent="-1.247cm" style:auto-text-indent="false"/>
    </style:style>
    <style:style style:name="P65" style:family="paragraph" style:parent-style-name="Standard">
      <style:paragraph-properties fo:margin-left="1.235cm" fo:margin-right="1.704cm" fo:line-height="90%" fo:text-indent="0cm" style:auto-text-indent="false"/>
    </style:style>
    <style:style style:name="P66" style:family="paragraph" style:parent-style-name="Standard">
      <style:paragraph-properties fo:margin-left="0cm" fo:margin-right="1.951cm" fo:line-height="90%" fo:text-indent="1.249cm" style:auto-text-indent="false"/>
    </style:style>
    <style:style style:name="P67" style:family="paragraph" style:parent-style-name="Standard">
      <style:paragraph-properties fo:margin-left="1.235cm" fo:margin-right="6.149cm" fo:line-height="95%" fo:text-indent="0cm" style:auto-text-indent="false"/>
      <style:text-properties fo:font-size="10.5pt" style:font-size-asian="10.5pt"/>
    </style:style>
    <style:style style:name="T1" style:family="text">
      <style:text-properties fo:font-size="11pt" style:font-size-asian="11pt"/>
    </style:style>
    <style:style style:name="T2" style:family="text">
      <style:text-properties fo:font-size="10.5pt" style:font-size-asian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a programu</text:p>
      <text:p text:style-name="P2"/>
      <text:p text:style-name="P34"><text:span text:style-name="T1">Program składa się z 4 komponentów, Komisji1 która uwierzytelnia użytkownikow, aplikacji klienckiej która pozwala dokonać głosowania, PKW która obsługuje proces głosowania, oraz skryptu do podliczenia głosów i wyswietlenia list, jaki identyfikator na kogo głosował.</text:span></text:p>
      <text:p text:style-name="P3"/>
      <text:p text:style-name="P35"><text:span text:style-name="T1">Głosujący uruchamia program kliencki, który prosi go o podanie e-maila, głosujący podaje mail i zostaje on wysłany do komisji1. Komisja 1 posiada plik w którym znajdują się wszystkie maila uprawnione do głosowania, oraz znaczniki „#True” przy tych które już dokonały głosowania.</text:span></text:p>
      <text:p text:style-name="P4"/>
      <text:p text:style-name="P36"><text:span text:style-name="T2">Jeżeli głosujący jeszcze nie głosował i ma prawa wyborcze na jego mail, komisja1, wysyła identyfikator który jest od tej pory PINem głosującego. Głosujący wchodzi na maila i przepusuje kod PIN który został wysłany przez komisje1 do programu klienckiego. Program wysyła hash(mail+PIN) do komisji1. Komisja sprawdza poprawność jeżeli hashe się zgadzają( Komisja ma PIN klienta, i zna jego mail) to wpisuje identyfikator PIN na listę uprawnionych do oddania głosu, a do listy z mailami, przy mailu głosującego dodaje znaczniek”True#” tak aby z tego maila już nie można było oddać głosu.</text:span></text:p>
      <text:p text:style-name="P5"/>
      <text:p text:style-name="P38"><text:span text:style-name="T1">Głosujący zgłasza się do PKW. PKW wysyłą klientowi liste kandydatów( przedmiotów np. ASD i TJA ) do wyboru. Aplikacja Kliencka generuje n zestawów kart do głosowania przy kazdym przedmiocie zaznaczająć tylko jeden x( np. 1-kartka:”ASD#X#TJA#0, 2-kartka ASD#0#TJA#X)</text:span></text:p>
      <text:p text:style-name="P6"/>
      <text:p text:style-name="P27"><text:span text:style-name="T1">Aplikacja generuje losowy klucz do zakodowania wszystkich kartek(całego zestawu) do algorytmu AES. Szyfruje dany zestaw tym klucze, wysyła dane zaszyfrowane do PKW, następnie ten symetryczny klucz szyfruje kluczem publicznym PKW.</text:span></text:p>
      <text:p text:style-name="P6"/>
      <text:p text:style-name="P39"><text:span text:style-name="T1">PKW zna swój klucz prywatny więc jest w stanie odszyfrować klucz symetryczny którym zaszyfrowane są dane. Następnie odszyfrowuje dane od klienta kluczem symetrycznym. Sprawdza poprawność nadesłanych kart. Sprawdza czy kandydaci( przedmioci) są tacy jak możliwe wybory, i czy na każdej karcie do głosowania jest zaznaczony jeden X. Jeżeli dane są poprawne podpisuje każdą kartkę. Podpis kartek:</text:span></text:p>
      <text:p text:style-name="P7"/>
      <text:p text:style-name="P37"><text:span text:style-name="T1">Dla każdego nr PIN klienta gonerowany jest klucz, zapisywany w pliku przy PINie glosującego. Robiony jest hash z kartki który jest potem zakodowywany tym kluczem. Taki podpis doklejany jest do każdej kartki.</text:span></text:p>
      <text:p text:style-name="P8"/>
      <text:p text:style-name="P1">Jeżeli kartki są już podpisane, PKW szyfruje cała paczke kluczem klienta, i wysyła do glosującego.</text:p>
      <text:p text:style-name="P1">Oddanie głosu:</text:p>
      <text:p text:style-name="P9"/>
      <text:p text:style-name="P40">Program wyswietla możliwe opcje do wyboru. Głosujący wybiera jedna z nich. Program szuka kartki z odpowiednim wybirem, szyfruje ją kluczem publicznym PKW i wysyła do PKW.</text:p>
      <text:p text:style-name="P9"/>
      <text:p text:style-name="P41"><text:span text:style-name="T1">PKW sprawdza czy dany głosujący nie oddał jeszcze głosu(„#True”-jesli dany PIN oddał już głos). Sprawdza podpis kartki. Jeżeli wszystko się zgadza, wrzuca głos odszyfrowany do urny. I daje znacznik „#True” przy PIN który oddał głos.</text:span></text:p>
      <text:p text:style-name="P10"/>
      <text:p text:style-name="P42">Po zakonczeniu głosowania uruchamiany jest program do zliczania głosów, który liczy głosy, frekwencje i drukuje nr PIN z głosem.</text:p>
      <text:p text:style-name="P43"><text:bookmark text:name="page2"/>Komisja1.py</text:p>
      <text:p text:style-name="P11"/>
      <text:p text:style-name="P44"><text:span text:style-name="T1">W tym pliku zawarte są klasy i funkcje, które są potrzebne na serwerze Komisja1. Serwer ten jest odpowiedzialny za uwieżytlnienie głosującego, sprwadzenie czy jest on w spisie wyborców, dostarczenie mu kodu identyfikującego (kod PIN). Jest też instancją, która odpowiada, za to aby ten sam głosujący nie mogł otrzymać drugiego kodu identyfikącego.</text:span></text:p>
      <text:p text:style-name="P12"/>
      <text:p text:style-name="P1">def create_nonce()</text:p>
      <text:p text:style-name="P11"/>
      <text:p text:style-name="P46"><text:span text:style-name="T1">Funkcja ta tworzy nonca, który będzie odpowiedzilany za uwierzytelnienie klienta. return: nonce</text:span></text:p>
      <text:p text:style-name="P13"/>
      <text:p text:style-name="P1">def find_login_in_file(path_file,login)</text:p>
      <text:p text:style-name="P11"/>
      <text:p text:style-name="P47"><text:span text:style-name="T1">Funkcja ta odpowiada za sprwadzenie czy głosujący, który podaje swojego maila istatnieje w spisie wyborców i czy ma prawa wyborcze.</text:span></text:p>
      <text:p text:style-name="P14"/>
      <text:p text:style-name="P28">path_file: jest to nazwa pliku w którym znajduje się lista wyborców.</text:p>
      <text:p text:style-name="P28">login: mail użytkownika, który chce zagłosować.</text:p>
      <text:p text:style-name="P30"><text:span text:style-name="T1">return: True - jezeli użytkownik jest w spisie i już nie głosował</text:span></text:p>
      <text:p text:style-name="P48"><text:span text:style-name="T1">False - jeżeli użytkownika nie ma w spisie, lub jest w spisie ale już głosował.</text:span></text:p>
      <text:p text:style-name="P15"/>
      <text:p text:style-name="P1">def send_mail(login, nonce)</text:p>
      <text:p text:style-name="P29">Funkcja ta odpowiada, za wysłanie PINu użytkowikowi.</text:p>
      <text:p text:style-name="P28">login: mail na który ma zostać wysłany mail</text:p>
      <text:p text:style-name="P28">nonce: PIN użytkownika.</text:p>
      <text:p text:style-name="P28">return: nie zwraca nic</text:p>
      <text:p text:style-name="P15"/>
      <text:p text:style-name="P1">def hasz_nonce(login,nonce)</text:p>
      <text:p text:style-name="P30"><text:span text:style-name="T1">Funkcja ta haszuje login i PIN użytkownika za pomoca sha224.</text:span></text:p>
      <text:p text:style-name="P14"/>
      <text:p text:style-name="P28">login: mail na który ma zostać wysłany mail</text:p>
      <text:p text:style-name="P28">nonce: PIN użytkownika.</text:p>
      <text:p text:style-name="P28">return: hasz login+nonce</text:p>
      <text:p text:style-name="P13"/>
      <text:p text:style-name="P1">def mail(path_file,login)</text:p>
      <text:p text:style-name="P11"/>
      <text:p text:style-name="P49"><text:span text:style-name="T1">W przypadku gdy użytkownik wpisał swój PIN, który otrzymał na emial, funkcja ta zaznacza w pliku dany mail, że nie może już ponownie otrzymać nowego PINu.</text:span></text:p>
      <text:p text:style-name="P14"/>
      <text:p text:style-name="P28">path_file: jest to nazwa pliku w którym znajduje się lista wyborców.</text:p>
      <text:p text:style-name="P28">login: mail użytkownika, który chce zagłosować.</text:p>
      <text:p text:style-name="P28">return: nie zwraca nic.</text:p>
      <text:p text:style-name="P15"/>
      <text:p text:style-name="P1">def add_nonce(path_file, nonce)</text:p>
      <text:p text:style-name="P14"/>
      <text:p text:style-name="P28">Funkcja ta dodaje do pliku indentyfikator PIN.</text:p>
      <text:p text:style-name="P29">path_file: jest to nazwa pliku w którym znajduje się lista wyborców.</text:p>
      <text:p text:style-name="P28">nonce: PIN użytkownika.</text:p>
      <text:p text:style-name="P28">return: nic</text:p>
      <text:p text:style-name="P15"/>
      <text:p text:style-name="P1">def obsluga(klient)</text:p>
      <text:p text:style-name="P28">Funkcja do obsługi komisji1.</text:p>
      <text:p text:style-name="P28">klient: klient z który łączy sie z komisja</text:p>
      <text:p text:style-name="P28">return:</text:p>
      <text:p text:style-name="P15"/>
      <text:p text:style-name="P1">class clientObject(object):</text:p>
      <text:p text:style-name="P29">klasa do obsługi połączenia z klientem.</text:p>
      <text:p text:style-name="P50"><text:bookmark text:name="page3"/>class Server(objcect)</text:p>
      <text:p text:style-name="P28">klasa do serwera Klient1</text:p>
      <text:p text:style-name="P16"/>
      <text:p text:style-name="P16"/>
      <text:p text:style-name="P16"/>
      <text:p text:style-name="P17"/>
      <text:p text:style-name="P1">Klient.py</text:p>
      <text:p text:style-name="P11"/>
      <text:p text:style-name="P51">Kod, który znajduje się z tym pliku odpowiada za komunikację Klineta z serwerami Komisja1 i PKW. Tutaj własnie odpalając ten plik, jestesmy użytkownikiem, który może zagłosowac.</text:p>
      <text:p text:style-name="P13"/>
      <text:p text:style-name="P1">class Klinet(object)</text:p>
      <text:p text:style-name="P28">klasa do osługi klineta.</text:p>
      <text:p text:style-name="P15"/>
      <text:p text:style-name="P1">def _init_(self)</text:p>
      <text:p text:style-name="P14"/>
      <text:p text:style-name="P28">funkcja z danymi startowymi klienta i serwerów z którymi sie połączy</text:p>
      <text:p text:style-name="P15"/>
      <text:p text:style-name="P1">def hasz_nonce(login,nonce)</text:p>
      <text:p text:style-name="P30"><text:span text:style-name="T1">Funkcja ta haszuje login i PIN użytkownika za pomoca sha224.</text:span></text:p>
      <text:p text:style-name="P28">login: mail na który ma zostać wysłany mail</text:p>
      <text:p text:style-name="P28">nonce: PIN użytkownika.</text:p>
      <text:p text:style-name="P29">return: hasz login+nonce</text:p>
      <text:p text:style-name="P15"/>
      <text:p text:style-name="P1">def Pierwsza_decyzja()</text:p>
      <text:p text:style-name="P11"/>
      <text:p text:style-name="P52"><text:span text:style-name="T2">Funkcja ta odpowida za łączenie się klienta z Komisj1. Na koniec zamyka połączenie z tą komisji i przenosi się do funkcji Druga_decyzja(), która odpowiada za łączenie sie z serwerem PKW.</text:span></text:p>
      <text:p text:style-name="P12"/>
      <text:p text:style-name="P1">def generuj_glosy(tab, PIN)</text:p>
      <text:p text:style-name="P14"/>
      <text:p text:style-name="P28">Funkcja odpowiada za generowanie karty z głoswami.</text:p>
      <text:p text:style-name="P28">tab: tablica z możliwościami do głosowania</text:p>
      <text:p text:style-name="P30"><text:span text:style-name="T1">PIN: PIN użytkownika, który generuje te karty.</text:span></text:p>
      <text:p text:style-name="P29">return: string z kartą, gdzie są wszystkie możwliości i PIN użytkownika.</text:p>
      <text:p text:style-name="P15"/>
      <text:p text:style-name="P1">def to_string(tab)</text:p>
      <text:p text:style-name="P28">Funkcja zamienia tablice na string.</text:p>
      <text:p text:style-name="P28">tab: tablica, która ma zostać zmieniona na stringa</text:p>
      <text:p text:style-name="P28">return: utworzony string z tablicy.</text:p>
      <text:p text:style-name="P15"/>
      <text:p text:style-name="P1">def create_nonce()</text:p>
      <text:p text:style-name="P11"/>
      <text:p text:style-name="P54"><text:span text:style-name="T1">Funkcja ta tworzy nonca, który będzie potrzebny do uwieżytelniania karty do głosowania. return: nonce</text:span></text:p>
      <text:p text:style-name="P18"/>
      <text:p text:style-name="P1">def generatye_key()</text:p>
      <text:p text:style-name="P28">Funkcja ta generuje klucz do szyfrowania AESem</text:p>
      <text:p text:style-name="P28">return: klucz</text:p>
      <text:p text:style-name="P15"/>
      <text:p text:style-name="P1">def encript_data(mess, key)</text:p>
      <text:p text:style-name="P11"/>
      <text:p text:style-name="P55">Funkcja odpowiada za zaszyfrowanie wiadomosci AESem mess: wiadomosc do zaszyfrowania key: klucz do szyfrowania</text:p>
      <text:p text:style-name="P19"/>
      <text:p text:style-name="P28">return: zaszyfrowana wiadomość.</text:p>
      <text:p text:style-name="P13"/>
      <text:p text:style-name="P1">def encript_keys(publick_key, my_key)</text:p>
      <text:p text:style-name="P14"/>
      <text:p text:style-name="P28">Funkcja ta szyfruje kluczem publicznym PKW, klucz który PKW potrzebuje do odkodowania</text:p>
      <text:p text:style-name="P56"><text:bookmark text:name="page4"/>karty do głosowania.</text:p>
      <text:p text:style-name="P28">publick_key: publiczny klucz PKW</text:p>
      <text:p text:style-name="P28">my_key: klucz Klienta, którym została zaszyfrowana karta</text:p>
      <text:p text:style-name="P28">return: zaszyfrowany klucz karty do głosowania.</text:p>
      <text:p text:style-name="P15"/>
      <text:p text:style-name="P1">def decrypt_data_AES(mess, key)</text:p>
      <text:p text:style-name="P28">Funkcja do deszyfrowania karty do głosowania.</text:p>
      <text:p text:style-name="P28">mess: wiadomość, do odszyfrowania</text:p>
      <text:p text:style-name="P28">key: klucz do odszyfrowania</text:p>
      <text:p text:style-name="P29">return: odkodowana wiadomosc.</text:p>
      <text:p text:style-name="P15"/>
      <text:p text:style-name="P1">def menu()</text:p>
      <text:p text:style-name="P28">Funkcja wyświetlająca liste do głosowania.</text:p>
      <text:p text:style-name="P14"/>
      <text:p text:style-name="P28">return: string wyświetlony na monitorze, gdzie klient wybiera na kogo głosuje.</text:p>
      <text:p text:style-name="P15"/>
      <text:p text:style-name="P1">def glosuj_na_WDI(karty)</text:p>
      <text:p text:style-name="P28">Funkcja wybiera karte, na której klient ma zaznaczone, że głosował na WDI.</text:p>
      <text:p text:style-name="P28">karty: głosy ze wszystkimi możliwościami głosowania</text:p>
      <text:p text:style-name="P28">return: głos na którym jest zaznaczony głos na WDI</text:p>
      <text:p text:style-name="P13"/>
      <text:p text:style-name="P1">def glosuj_na_ASD(karty)</text:p>
      <text:p text:style-name="P28">Funkcja wybiera karte, na której klient ma zaznaczone, że głosował na ASD.</text:p>
      <text:p text:style-name="P28">karty: głosy ze wszystkimi możliwościami głosowania</text:p>
      <text:p text:style-name="P28">return: głos na którym jest zaznaczony głos na ASD.</text:p>
      <text:p text:style-name="P15"/>
      <text:p text:style-name="P1">def glosuj_na_TJA(karty)</text:p>
      <text:p text:style-name="P14"/>
      <text:p text:style-name="P28">Funkcja wybiera karte, na której klient ma zaznaczone, że głosował na TJA.</text:p>
      <text:p text:style-name="P28">karty: głosy ze wszystkimi możliwościami głosowania</text:p>
      <text:p text:style-name="P30"><text:span text:style-name="T1">return: głos na którym jest zaznaczony głos na TJA.</text:span></text:p>
      <text:p text:style-name="P13"/>
      <text:p text:style-name="P1">def Druga_decyzja(PIN)</text:p>
      <text:p text:style-name="P11"/>
      <text:p text:style-name="P57">Funckja która odpowiada za komunikacje się i wykonanie funkcji potrzebnych do zagłosowania i łączenia się z PKW.</text:p>
      <text:p text:style-name="P14"/>
      <text:p text:style-name="P28">PIN: identyfikator użytkownika</text:p>
      <text:p text:style-name="P28">return: nic</text:p>
      <text:p text:style-name="P16"/>
      <text:p text:style-name="P16"/>
      <text:p text:style-name="P16"/>
      <text:p text:style-name="P17"/>
      <text:p text:style-name="P1">na_kogo_glosowales.py</text:p>
      <text:p text:style-name="P31"><text:span text:style-name="T1">Klient, który otrzymał kod PIN może sprwadzić tutaj na kogo głosował.</text:span></text:p>
      <text:p text:style-name="P15"/>
      <text:p text:style-name="P1">def na_kogo(kto)</text:p>
      <text:p text:style-name="P28">Funkcja ta sprawdza na kogo głosował dany użytkownik.</text:p>
      <text:p text:style-name="P28">kto: kod PIN użytkownia.</text:p>
      <text:p text:style-name="P28">return: wypisuje na kogo głosował użytkonik, który podał swój kod PIN.</text:p>
      <text:p text:style-name="P16"/>
      <text:p text:style-name="P16"/>
      <text:p text:style-name="P16"/>
      <text:p text:style-name="P17"/>
      <text:p text:style-name="P1">PKW.py</text:p>
      <text:p text:style-name="P20"/>
      <text:p text:style-name="P53"><text:span text:style-name="T1">W tym pliku znajduje się serwer PKW. Uwieżytelania on karty do głosowania, sprawdza je i odpowiada za poprawne wrzucenie ich do urny.</text:span></text:p>
      <text:p text:style-name="P14"/>
      <text:p text:style-name="P28">tablica_przedmiotów: globalna tablica, w której przechowywane sa przedmioty na które</text:p>
      <text:p text:style-name="P58"><text:bookmark text:name="page5"/>można głosować.</text:p>
      <text:p text:style-name="P15"/>
      <text:p text:style-name="P1">def get_public_key()</text:p>
      <text:p text:style-name="P28">return: zwraca publiczny klucz PKW</text:p>
      <text:p text:style-name="P15"/>
      <text:p text:style-name="P1">def decrypt_data_ARES(mess, key)</text:p>
      <text:p text:style-name="P11"/>
      <text:p text:style-name="P59">Funkcja ta odpowiada za odszyfrowanie dnaych, które zaszyfrowane zostały AESem. mess: przesłana wiadomość, tutaj jest to karta do głosowania</text:p>
      <text:p text:style-name="P14"/>
      <text:p text:style-name="P28">key: klucz do deszyfrowania.</text:p>
      <text:p text:style-name="P31"><text:span text:style-name="T1">return: zwraca odszyfrowana wiadomość, tutaj kartę do głosowania</text:span></text:p>
      <text:p text:style-name="P15"/>
      <text:p text:style-name="P1">def decrypt_data(message)</text:p>
      <text:p text:style-name="P28">Funkcja odpowiada za deszyfrowanie RSA, tj kluczem prywatnym.</text:p>
      <text:p text:style-name="P14"/>
      <text:p text:style-name="P28">message: wiadomość do odszyfrowania</text:p>
      <text:p text:style-name="P28">return: zwraca odszyfrowana wiadomosc.</text:p>
      <text:p text:style-name="P15"/>
      <text:p text:style-name="P1">def to_string(tab)</text:p>
      <text:p text:style-name="P28">Funkcja zamienia tablice na string.</text:p>
      <text:p text:style-name="P28">tab: tablica, która ma zostać zmieniona na stringa</text:p>
      <text:p text:style-name="P29">return: utworzony string z tablicy.</text:p>
      <text:p text:style-name="P15"/>
      <text:p text:style-name="P1">def take_id(nonce)</text:p>
      <text:p text:style-name="P28">nonce: karta do głosowania z której chcemy poznać PIN</text:p>
      <text:p text:style-name="P28">return: zwraca PIN, które jest na karcie do głosowania</text:p>
      <text:p text:style-name="P15"/>
      <text:p text:style-name="P1">def check_id(nonce)</text:p>
      <text:p text:style-name="P14"/>
      <text:p text:style-name="P28">Sprawdza czy id na karcie jest poprawne.</text:p>
      <text:p text:style-name="P28">nonce: karta do głosowania</text:p>
      <text:p text:style-name="P11"/>
      <text:p text:style-name="P60"><text:span text:style-name="T1">return: True - jeżeli jest taki PIN w pliku uprownionych do głosowania False - jeżeli nie ma takiego PINu.</text:span></text:p>
      <text:p text:style-name="P15"/>
      <text:p text:style-name="P1">def check_one_X(karta)</text:p>
      <text:p text:style-name="P11"/>
      <text:p text:style-name="P61"><text:span text:style-name="T1">Sprawdza czy na danej karcie jest zaznaczony tylko jeden X (poprawność głosowania) karta: jeden głos, tj możliwość głosowania. return: True - jeżeli karta jest poprawna</text:span></text:p>
      <text:p text:style-name="P19"/>
      <text:p text:style-name="P48"><text:span text:style-name="T1">False - jeżeli karta nie jest poprawna</text:span></text:p>
      <text:p text:style-name="P15"/>
      <text:p text:style-name="P1">def find_by_name(my_table)</text:p>
      <text:p text:style-name="P14"/>
      <text:p text:style-name="P30"><text:span text:style-name="T1">Sprawdzane jest czy nazwy przedmiotów w tablicy sa dobrze wpisane.</text:span></text:p>
      <text:p text:style-name="P29">my_tab: tablica do sprawdzenia (z otrzymanej karty)</text:p>
      <text:p text:style-name="P30"><text:span text:style-name="T1">return: True - jeżeli poprawnie</text:span></text:p>
      <text:p text:style-name="P48"><text:span text:style-name="T1">False - jeżeli błędnie.</text:span></text:p>
      <text:p text:style-name="P15"/>
      <text:p text:style-name="P1">def check_name_vote(karta)</text:p>
      <text:p text:style-name="P11"/>
      <text:p text:style-name="P62">Sprawdzane jest czy nazwy przedmiotów w tablicy sa dobrze wpisane. Jednak wcześniej dzielimy otrzymaną kartę na tablice.</text:p>
      <text:p text:style-name="P14"/>
      <text:p text:style-name="P28">karta: otrzymana karta do głoswania.</text:p>
      <text:p text:style-name="P30"><text:span text:style-name="T1">return: True - jeżeli poprawnie</text:span></text:p>
      <text:p text:style-name="P48"><text:span text:style-name="T1">False - jeżeli błędnie.</text:span></text:p>
      <text:p text:style-name="P13"/>
      <text:p text:style-name="P1">def check_kart(karty)</text:p>
      <text:p text:style-name="P21"/>
      <text:p text:style-name="P32">Funkcja odpowiada za połączenie wcześniejszych funkcji do sprwadzenia poprawności karty i</text:p>
      <text:p text:style-name="P63"><text:bookmark text:name="page6"/><text:span text:style-name="T1">zwraca główną poprawność kart</text:span><text:span text:style-name="T1">y.</text:span></text:p>
      <text:p text:style-name="P28">karty: przekazana karta do sprwadzenia</text:p>
      <text:p text:style-name="P11"/>
      <text:p text:style-name="P64"><text:span text:style-name="T1">return: True - jeżeli cała karta jest poprawna False - jeżeli coś w karcie jest niepoprawne.</text:span></text:p>
      <text:p text:style-name="P12"/>
      <text:p text:style-name="P1">def generatye_key()</text:p>
      <text:p text:style-name="P28">Funkcja ta generuje klucz do szyfrowania AESem</text:p>
      <text:p text:style-name="P28">return: klucz</text:p>
      <text:p text:style-name="P13"/>
      <text:p text:style-name="P1">def encript_data(mess, key)</text:p>
      <text:p text:style-name="P11"/>
      <text:p text:style-name="P55">Funkcja odpowiada za zaszyfrowanie wiadomosci AESem mess: wiadomosc do zaszyfrowania key: klucz do szyfrowania</text:p>
      <text:p text:style-name="P22"/>
      <text:p text:style-name="P28">return: zaszyfrowana wiadomość.</text:p>
      <text:p text:style-name="P15"/>
      <text:p text:style-name="P1">def co_5_wyraz_hasza(mess)</text:p>
      <text:p text:style-name="P28">Wybiera co 5 znak, do późniejszego haszowania</text:p>
      <text:p text:style-name="P30"><text:span text:style-name="T1">mess: wiadomość do haszowania, tutaj do podpisu</text:span></text:p>
      <text:p text:style-name="P28">return: zahaszowana wiadomość</text:p>
      <text:p text:style-name="P13"/>
      <text:p text:style-name="P1">def podpisz_karte(karta)</text:p>
      <text:p text:style-name="P28">Podpisujemy tutaj każdy głos.</text:p>
      <text:p text:style-name="P28">karta: karta do podpisania</text:p>
      <text:p text:style-name="P28">return: zwraca podpisany głos</text:p>
      <text:p text:style-name="P15"/>
      <text:p text:style-name="P1">def generuj_haslo(id)</text:p>
      <text:p text:style-name="P14"/>
      <text:p text:style-name="P28">Zapisujemy tutaj do pliku hasło, którym zahaszowaliśmy podpis karty.</text:p>
      <text:p text:style-name="P28">id: PIN użytkownika</text:p>
      <text:p text:style-name="P28">return: zwraca klucz do hasza.</text:p>
      <text:p text:style-name="P13"/>
      <text:p text:style-name="P1">def podpisz_to(karty)</text:p>
      <text:p text:style-name="P28">Łączy funkcje do podpisywania i podpsujemy tutaj wszystkie głosy.</text:p>
      <text:p text:style-name="P28">karty: karta która będziemy podpisywać.</text:p>
      <text:p text:style-name="P28">return: zwraca podpisane karty.</text:p>
      <text:p text:style-name="P15"/>
      <text:p text:style-name="P1">def check_end_kart(karta, nr)</text:p>
      <text:p text:style-name="P11"/>
      <text:p text:style-name="P65"><text:span text:style-name="T1">Zwraca ona poprawnosć podpisanej karty, która zaraz ma zostać wrzucona do urny. karta: otrzymana karta do sprwadzenia</text:span></text:p>
      <text:p text:style-name="P14"/>
      <text:p text:style-name="P28">nr: nr klucza hasza który ma zostac wybrany.</text:p>
      <text:p text:style-name="P13"/>
      <text:p text:style-name="P1">def daj_karte_do_urny(karta)</text:p>
      <text:p text:style-name="P23"/>
      <text:p text:style-name="P32">Funkcja ta wybiera to co ma zostać wrzucone do urny (wyrzuca nonca, który jest po PINie i</text:p>
      <text:p text:style-name="P1">podpis)</text:p>
      <text:p text:style-name="P28">karta: otrzymana karta do urny</text:p>
      <text:p text:style-name="P28">return: gotowa karta do wrzucenia.</text:p>
      <text:p text:style-name="P15"/>
      <text:p text:style-name="P1">def wrzuc_do_urny(kartka)</text:p>
      <text:p text:style-name="P28">Wrzuc karte do urny i zaznacza, że użytkownik to zrobił w pliku z PINami.</text:p>
      <text:p text:style-name="P30"><text:span text:style-name="T1">kartka: karta do głosowania, która zostaje wrzucona do urny.</text:span></text:p>
      <text:p text:style-name="P29">return: jeżeli się nie powiodło zwraca False.</text:p>
      <text:p text:style-name="P12"/>
      <text:p text:style-name="P1">def odkoduj_to(karta, klucz)</text:p>
      <text:p text:style-name="P33"><text:bookmark text:name="page7"/>Odkodowuje podpis.</text:p>
      <text:p text:style-name="P28">kartka: otrzymana karta</text:p>
      <text:p text:style-name="P28">klucz: klucz do odkodowania</text:p>
      <text:p text:style-name="P28">return:</text:p>
      <text:p text:style-name="P15"/>
      <text:p text:style-name="P1">def obluga(klinet)</text:p>
      <text:p text:style-name="P11"/>
      <text:p text:style-name="P66"><text:span text:style-name="T1">W tej funkcji obługujemy wszystkie wczesniejsze funkcje komunikacje z klientem i wyświetlamy komunikaty w przypadku niepowodzenia.</text:span></text:p>
      <text:p text:style-name="P13"/>
      <text:p text:style-name="P1">class clientObject(object)</text:p>
      <text:p text:style-name="P28">Klasa odpowiedzialna na obiekt klienta.</text:p>
      <text:p text:style-name="P15"/>
      <text:p text:style-name="P1">class Server(object)</text:p>
      <text:p text:style-name="P14"/>
      <text:p text:style-name="P28">W tej klasie mamy potrzebne inforacje na temat serwera PKW.</text:p>
      <text:p text:style-name="P16"/>
      <text:p text:style-name="P24"/>
      <text:p text:style-name="P1">RSA_key_generate.py</text:p>
      <text:p text:style-name="P30"><text:span text:style-name="T1">W tym pliku możemy wygenerować nowy klucz PKW.</text:span></text:p>
      <text:p text:style-name="P16"/>
      <text:p text:style-name="P25"/>
      <text:p text:style-name="P1">wyniki.py</text:p>
      <text:p text:style-name="P28">Tutaj administrator może sprawdzić wyniki wyborów.</text:p>
      <text:p text:style-name="P15"/>
      <text:p text:style-name="P1">def uprwnieni()</text:p>
      <text:p text:style-name="P11"/>
      <text:p text:style-name="P67">sprawdamy ile osób było uprawnionych do głosowania return: ilość osób uprawnionych do głosowania</text:p>
      <text:p text:style-name="P26"/>
      <text:p text:style-name="P1">def licz_glosy()</text:p>
      <text:p text:style-name="P28">liczymy tutaj głosy na kogo zostały oddane.</text:p>
      <text:p text:style-name="P20"/>
      <text:p text:style-name="P45"><text:span text:style-name="T1">return: print wyświetla wyniki, a później poprzez return zwracamy ilość głosów, potrzebnych do sprwadzenia frekwencji.</text:span></text:p>
      <text:p text:style-name="P16"/>
      <text:p text:style-name="P16"/>
      <text:p text:style-name="P16"/>
      <text:p text:style-name="P17"/>
      <text:p text:style-name="P1">PLIKI DAT</text:p>
      <text:p text:style-name="P1">hasla.dat</text:p>
      <text:p text:style-name="P28">plik w którym znajdują się hasła do odkodowania podpisu.</text:p>
      <text:p text:style-name="P12"/>
      <text:p text:style-name="P1">maile.dat</text:p>
      <text:p text:style-name="P29">w tym pliku znajdują się maile użytkowników uprawnionych do głosowania.</text:p>
      <text:p text:style-name="P15"/>
      <text:p text:style-name="P1">private_key.dat</text:p>
      <text:p text:style-name="P28">prywanty klucz PKW</text:p>
      <text:p text:style-name="P15"/>
      <text:p text:style-name="P1">publick_key.dat</text:p>
      <text:p text:style-name="P28">publiczny klucz PKW</text:p>
      <text:p text:style-name="P15"/>
      <text:p text:style-name="P1">uprawnieni.dat</text:p>
      <text:p text:style-name="P28">tutaj znajdują się PINy użytkowników uprawnionych do głosowania.</text:p>
      <text:p text:style-name="P13"/>
      <text:p text:style-name="P1">urna.dat</text:p>
      <text:p text:style-name="P14"/>
      <text:p text:style-name="P28">urna gdzie sa wrzucane głos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84cm" fo:margin-bottom="2.54cm" fo:margin-left="2.505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84cm" fo:margin-bottom="1.584cm" fo:margin-left="2.505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Konwertuj_20_1" style:display-name="Konwertuj 1" style:page-layout-name="Mpm2"/>
    <style:master-page style:name="Konwertuj_20_2" style:display-name="Konwertuj 2" style:page-layout-name="Mpm3"/>
    <style:master-page style:name="Konwertuj_20_3" style:display-name="Konwertuj 3" style:page-layout-name="Mpm3"/>
    <style:master-page style:name="Konwertuj_20_4" style:display-name="Konwertuj 4" style:page-layout-name="Mpm3"/>
    <style:master-page style:name="Konwertuj_20_5" style:display-name="Konwertuj 5" style:page-layout-name="Mpm3"/>
    <style:master-page style:name="Konwertuj_20_6" style:display-name="Konwertuj 6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01T13:29:31.66</meta:creation-date>
    <meta:document-statistic meta:table-count="0" meta:image-count="0" meta:object-count="0" meta:page-count="7" meta:paragraph-count="227" meta:word-count="1774" meta:character-count="12479"/>
    <dc:date>2017-07-01T13:29:57.03</dc:date>
    <meta:editing-duration>PT25S</meta:editing-duration>
    <meta:editing-cycles>1</meta:editing-cycles>
    <meta:generator>OpenOffice/4.1.2$Win32 OpenOffice.org_project/412m3$Build-9782</meta:generator>
  </office:meta>
</office:document-meta>
</file>